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language="es" fo:country="ES" officeooo:paragraph-rsid="000639f1"/>
    </style:style>
    <style:style style:name="P2" style:family="paragraph" style:parent-style-name="Text_20_body">
      <style:text-properties fo:language="es" fo:country="ES" officeooo:rsid="000639f1" officeooo:paragraph-rsid="000639f1"/>
    </style:style>
    <style:style style:name="P3" style:family="paragraph" style:parent-style-name="Heading_20_1">
      <style:text-properties officeooo:rsid="000639f1" officeooo:paragraph-rsid="000639f1"/>
    </style:style>
    <style:style style:name="P4" style:family="paragraph" style:parent-style-name="Text_20_body" style:list-style-name="L1">
      <style:text-properties style:text-line-through-style="solid" style:text-line-through-type="single" fo:language="es" fo:country="ES" officeooo:rsid="000639f1" officeooo:paragraph-rsid="000639f1"/>
    </style:style>
    <style:style style:name="P5" style:family="paragraph" style:parent-style-name="Text_20_body" style:list-style-name="L1">
      <style:text-properties style:text-line-through-style="solid" style:text-line-through-type="single" fo:language="es" fo:country="ES" officeooo:rsid="000aab70" officeooo:paragraph-rsid="000aab70"/>
    </style:style>
    <style:style style:name="P6" style:family="paragraph" style:parent-style-name="Text_20_body" style:list-style-name="L1">
      <style:text-properties fo:language="es" fo:country="ES" officeooo:rsid="000639f1" officeooo:paragraph-rsid="000639f1"/>
    </style:style>
    <style:style style:name="P7" style:family="paragraph" style:parent-style-name="Text_20_body" style:list-style-name="L1">
      <style:text-properties fo:language="es" fo:country="ES" officeooo:rsid="000aab70" officeooo:paragraph-rsid="000aab70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o Do list</text:h>
      <text:p text:style-name="P1"/>
      <text:p text:style-name="P2">Testbench Generator</text:p>
      <text:list text:style-name="L1">
        <text:list-item>
          <text:p text:style-name="P4">Problemas de alineación puertos y componentes</text:p>
        </text:list-item>
        <text:list-item>
          <text:p text:style-name="P4">Cambiar el sistema de lectura de puertos y genéricos para leer “(“ y mantener el tamaño de las letras de entrada.</text:p>
        </text:list-item>
        <text:list-item>
          <text:p text:style-name="P4">Problemas en las implementaciones con las “,”</text:p>
        </text:list-item>
        <text:list-item>
          <text:p text:style-name="P6">Añadir a las funciones inicio de alineación</text:p>
        </text:list-item>
        <text:list-item>
          <text:p text:style-name="P4">Sumar el hueco a los espacios para la alineación</text:p>
        </text:list-item>
        <text:list-item>
          <text:p text:style-name="P7">Arreglar lectura de tipo lista</text:p>
        </text:list-item>
        <text:list-item>
          <text:p text:style-name="P5">Comentar código</text:p>
        </text:list-item>
        <text:list-item>
          <text:p text:style-name="P7">Hacer los estilos para configuration y para testbench</text:p>
        </text:list-item>
        <text:list-item>
          <text:p text:style-name="P4">Cambiar el sistema de relativos en la barra de salid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23-09-07T20:04:36.171216935</meta:creation-date>
    <dc:language>de-DE</dc:language>
    <meta:editing-cycles>1</meta:editing-cycles>
    <meta:editing-duration>P0D</meta:editing-duration>
    <meta:document-statistic meta:table-count="0" meta:image-count="0" meta:object-count="0" meta:page-count="1" meta:paragraph-count="11" meta:word-count="89" meta:character-count="483" meta:non-whitespace-character-count="414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../../usr/lib/libreoffice/share/extensions/wiki-publisher/templates/MediaWiki/mediawiki.ott" meta:date="2023-03-28T15:47:41.549945271"/>
  </office:meta>
</office:document-meta>
</file>